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s.getChildElementByName( Element parent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Utils.getChildElementsByName( Element parent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